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serif"/>
    <style:font-face style:name="OpenSymbol" svg:font-family="OpenSymbol"/>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8" style:family="paragraph" style:parent-style-name="Text_20_body">
      <style:paragraph-properties fo:margin-top="0in" fo:margin-bottom="0in" fo:line-height="100%" fo:orphans="2" fo:widows="2"/>
      <style:text-properties fo:font-variant="normal" fo:text-transform="none" fo:color="#000000" style:font-name="Georgia" fo:font-size="10.5pt" fo:letter-spacing="normal" fo:font-style="normal" fo:font-weight="normal" style:font-size-asian="10.5pt" style:font-size-complex="10.5pt"/>
    </style:style>
    <style:style style:name="P9" style:family="paragraph" style:parent-style-name="Text_20_body">
      <style:paragraph-properties fo:margin-top="0in" fo:margin-bottom="0in" fo:line-height="100%" fo:orphans="2" fo:widows="2"/>
      <style:text-properties style:font-name="Georgia" fo:font-size="10.5pt" style:font-size-asian="10.5pt" style:font-size-complex="10.5pt"/>
    </style:style>
    <style:style style:name="P10" style:family="paragraph" style:parent-style-name="Text_20_body">
      <style:paragraph-properties fo:margin-top="0in" fo:margin-bottom="0in" fo:line-height="100%" fo:orphans="2" fo:widows="2"/>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Georgia" fo:letter-spacing="normal" fo:font-style="normal" fo:font-weight="normal"/>
    </style:style>
    <style:style style:name="T6" style:family="text">
      <style:text-properties fo:font-variant="normal" fo:text-transform="none" fo:color="#000000" style:font-name="Georgia" fo:font-size="10.5pt" fo:letter-spacing="normal" fo:font-style="normal" fo:font-weight="normal" style:font-size-asian="10.5pt" style:font-size-complex="10.5pt"/>
    </style:style>
    <style:style style:name="T7" style:family="text">
      <style:text-properties style:font-name="Georgia" fo:font-size="10.5pt" fo:font-weight="bold" style:font-size-asian="10.5pt" style:font-weight-asian="bold" style:font-name-complex="Times New Roman1" style:font-size-complex="10.5pt"/>
    </style:style>
    <style:style style:name="T8" style:family="text">
      <style:text-properties style:font-name-asian="Georgia" style:font-name-complex="Georgia"/>
    </style:style>
    <style:style style:name="T9" style:family="text">
      <style:text-properties style:use-window-font-color="true" style:font-name="Georgia" fo:font-size="11pt" fo:font-style="normal" style:font-name-asian="Georgia" style:font-size-asian="11pt" style:font-style-asian="normal" style:font-name-complex="Georgia" style:font-size-complex="11pt" style:font-style-complex="normal"/>
    </style:style>
    <style:style style:name="T10" style:family="text">
      <style:text-properties fo:color="#000000" style:font-name="Georgia" fo:font-size="10.5pt" fo:font-weight="normal" style:font-size-asian="10.5pt" style:font-weight-asian="normal" style:font-name-complex="Times New Roman1" style:font-size-complex="10.5pt" style:font-weight-complex="normal"/>
    </style:style>
    <style:style style:name="T11" style:family="text">
      <style:text-properties fo:color="#000000" style:font-name="Georgia" fo:font-size="11pt" fo:font-weight="normal" style:font-name-asian="Georgia" style:font-size-asian="11pt" style:font-weight-asian="normal" style:font-name-complex="Georgia" style:font-size-complex="11pt" style:font-weight-complex="normal"/>
    </style:style>
    <style:style style:name="T12" style:family="text">
      <style:text-properties fo:color="#000000" style:font-name="Georgia"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13" style:family="text">
      <style:text-properties fo:color="#000000" style:font-name="Georgia" fo:font-size="11pt" fo:font-style="italic" style:font-name-asian="Georgia" style:font-size-asian="11pt" style:font-style-asian="italic" style:font-name-complex="Georgia" style:font-size-complex="11pt" style:font-style-complex="italic"/>
    </style:style>
    <style:style style:name="T14" style:family="text">
      <style:text-properties fo:color="#000000"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15"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hat's so Good About Good Friday?</text:p>
      <text:p text:style-name="P1"/>
      <text:p text:style-name="P2"><text:span text:style-name="T1">Read:</text:span><text:span text:style-name="T3"> Luke 23:1-46</text:span></text:p>
      <text:p text:style-name="P3"/>
      <text:p text:style-name="P6"><text:span text:style-name="T7">Text:</text:span><text:span text:style-name="T10"> <text:s/></text:span><text:span text:style-name="T11">Luke 24:1-3 <text:s/>“Now upon the first </text:span><text:span text:style-name="T12">day</text:span><text:span text:style-name="T14"> of the week, very early in the morning, they came unto the sepulchre, bringing the spices which they had prepared, and certain </text:span><text:span text:style-name="T12">others</text:span><text:span text:style-name="T14"> with them. And they found the stone rolled away from the sepulchre. And they entered in, and found not the body of the Lord Jesus.”</text:span></text:p>
      <text:p text:style-name="P4"><text:span text:style-name="T3"/></text:p>
      <text:h text:style-name="P5" text:outline-level="3"><text:span text:style-name="T3"><text:s text:c="2"/>I want to just talk to you about what happened on the day that we call Good Friday. On </text:span><text:span text:style-name="T5">Thursday night, Jesus was betrayed by Judas, arrested, his disciples fled, He was taken before the high priests: Annas and Caiaphas, and Peter denied even knowing Him. On Friday a sleepless Jesus was: taken before Pilate who passed the buck to Herod. He was <text:s/>sent to Herod who mocked and humiliated Him. Herod then returned Jesus to Pilate. After questioning Jesus, Pilate found no fault in Him but failed in his duty to set Him free; instead he allowed Jesus to be mocked and sent Him to be scourged. He was nearly beaten to death. </text:span></text:h>
      <text:p text:style-name="P8"><text:s/>Pilate releases Barabbas a murderer and robber in his stead. Jesus had a crown of thorns, consisting of 2-3 inch thorn spikes, crammed down into the head of Jesus. He was then condemned to death on a cross, despite being found innocent by Pilate.</text:p>
      <text:p text:style-name="P8"><text:s text:c="2"/>While carrying the crushing weight of his cross Jesus, who was weakened by the severe loss of blood, fell and Simon was plucked from the crowd was forced to carry His cross for Him. </text:p>
      <text:p text:style-name="P10"><text:span text:style-name="T6"><text:s text:c="2"/>He was nailed to a cross and then the cross was lifted and dropped into a hole. He was placed between two, very guilty, thieves. </text:span></text:p>
      <text:p text:style-name="P10"><text:span text:style-name="T6"><text:s text:c="2"/>In the middle of the day darkness comes over the land. This severe darkness causes fright for the crowd who is watching and the soldiers who are superstitious. It provides the Biblical answer <text:s/>for the skeptic who will argue the three days needed to fulfill the promise of </text:span><text:span text:style-name="T11">Matthew 12:40 “For as Jonas was three days and three nights in the whale's belly; so shall the Son of man be three days and three nights in the heart of the earth.” </text:span></text:p>
      <text:p text:style-name="P10"><text:span text:style-name="T6"><text:s text:c="2"/>From the cross Jesus forgave those who crucified him. Erwin Lutzer says that this is a request to withhold judgment till they can understand and have a chance to repent. In Acts 2, as Peter preached, on the day of Pentecost, he confronts this sin and this is the response from these same men: “...</text:span><text:span text:style-name="T9">they were pricked in their heart, and said unto Peter and to the rest of the apostles, Men </text:span><text:span text:style-name="T13">and</text:span><text:span text:style-name="T9"> brethren, what shall we do?”</text:span></text:p>
      <text:p text:style-name="P8"><text:s text:c="2"/>Jesus sees His weeping mother and entrusted her to John. He takes the time to assure the repentant thief of his salvation. He looks to heaven and</text:p>
      <text:p text:style-name="P9"><text:span text:style-name="T4">cries out: “</text:span><text:span text:style-name="T8">My God, my God, why hast thou forsaken me?” Do you think</text:span></text:p>
      <text:p text:style-name="P8">He asks that question because He didn't know? He asked that question so that you and I will realize why God had to forsake His son at the moment of His greatest need. God the Father could not look at sin and Jesus, the Son, was covered in my sin, your sin, our sin...and it was our sin that separated Jesus the Son from His father. The only separation between these two in history. Then Jesus cried out and died.</text:p>
      <text:p text:style-name="P8"><text:s text:c="2"/>Immediately there was an earthquake, The veil of the temple was torn in two. A reminder that now the presence of God is attainable by all persons. You don't need a priest to approach God.</text:p>
      <text:p text:style-name="P8"><text:s text:c="2"/>A soldier pierced Christ's side and blood and water flowed out; establishing proof that Jesus was indeed dead.</text:p>
      <text:p text:style-name="P8"><text:s text:c="2"/>Joseph of Arimathea and Nicodemus went to Pilate and asked for Jesus' body. The body of Jesus was buried in Joseph's tomb with 100 pounds of spices. Guards were set around the tomb as His friends and family went home to grieve.</text:p>
      <text:p text:style-name="P8"/>
      <text:p text:style-name="P8"><text:span text:style-name="T2">Conclude:</text:span> Let me ask you: What is so good about Good Friday? </text:p>
      <text:p text:style-name="P8"><text:span text:style-name="T15">It's good</text:span> that God's word, given by the prophets, was fulfilled. So we know that we can trust His Word.</text:p>
      <text:p text:style-name="P8"><text:span text:style-name="T15">It's good</text:span> that our sin problem was dealt with for we certainly could not fix this ourselves.</text:p>
      <text:p text:style-name="P8"><text:span text:style-name="T15">The best thing about Good Friday</text:span> is that Resurrection Sunday is on the way. For Good Friday without Resurrection Sunday would not be good at all. It would be like both teams leaving the field at halftime and going home while the fans sat in the stands. It would be like putting the cake in the oven but never turning the oven on. It would be like getting on a plane that never lands. It would be reading a book where someone has cut out the last chapter. <text:span text:style-name="T15">The best thing about Good Friday</text:span> is that Resurrection Sunday is on the way.</text:p>
      <text:p text:style-name="P8"><text:s text:c="2"/>Jesus didn't just die for us, to take away our sin. He rose from the dead so that you and I might rise a new person in Christ Jesus. Because He lives we also can live.</text:p>
      <text:p text:style-name="P8"/>
      <text:p text:style-name="P8">Altar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serif"/>
    <style:font-face style:name="OpenSymbol" svg:font-family="OpenSymbol"/>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7-04-08T19:54:09.94</dc:date>
    <meta:editing-duration>PT2H27M11S</meta:editing-duration>
    <meta:generator>OpenOffice/4.1.2$Win32 OpenOffice.org_project/412m3$Build-9782</meta:generator>
    <meta:document-statistic meta:table-count="0" meta:image-count="0" meta:object-count="0" meta:page-count="1" meta:paragraph-count="21" meta:word-count="846" meta:character-count="45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